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0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3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0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0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22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13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21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05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23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25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2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0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20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02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2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20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13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2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03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2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1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08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0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05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15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2-0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2-0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14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23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07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30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5522" calcext:value-type="float">
            <text:p>11.415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04507586207" calcext:value-type="float">
            <text:p>11.41045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91212903226" calcext:value-type="float">
            <text:p>11.159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405075" calcext:value-type="float">
            <text:p>11.0740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71865" calcext:value-type="float">
            <text:p>11.0171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13392" calcext:value-type="float">
            <text:p>11.12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26201290323" calcext:value-type="float">
            <text:p>11.3526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04276129032" calcext:value-type="float">
            <text:p>11.6804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36141935484" calcext:value-type="float">
            <text:p>11.833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80665806452" calcext:value-type="float">
            <text:p>12.5280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6252903226" calcext:value-type="float">
            <text:p>12.1436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7383225806" calcext:value-type="float">
            <text:p>11.97873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09624" calcext:value-type="float">
            <text:p>11.56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9375483871" calcext:value-type="float">
            <text:p>11.349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532775" calcext:value-type="float">
            <text:p>11.3853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96088" calcext:value-type="float">
            <text:p>11.44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32989090909" calcext:value-type="float">
            <text:p>11.59329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58752" calcext:value-type="float">
            <text:p>11.34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474625" calcext:value-type="float">
            <text:p>11.3047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2949677419" calcext:value-type="float">
            <text:p>11.8112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1560516129" calcext:value-type="float">
            <text:p>12.1415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81538064516" calcext:value-type="float">
            <text:p>12.2181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146375" calcext:value-type="float">
            <text:p>11.7114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69856551724" calcext:value-type="float">
            <text:p>11.19698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33432258065" calcext:value-type="float">
            <text:p>11.2633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04072727273" calcext:value-type="float">
            <text:p>11.34040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15672258065" calcext:value-type="float">
            <text:p>11.53156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247025" calcext:value-type="float">
            <text:p>11.3824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9116923077" calcext:value-type="float">
            <text:p>10.957911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157925" calcext:value-type="float">
            <text:p>11.1115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6593548387" calcext:value-type="float">
            <text:p>11.420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1555862069" calcext:value-type="float">
            <text:p>11.7915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3509677419" calcext:value-type="float">
            <text:p>12.2593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51228387097" calcext:value-type="float">
            <text:p>12.4251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66787096774" calcext:value-type="float">
            <text:p>12.386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46071428571" calcext:value-type="float">
            <text:p>11.82460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039975" calcext:value-type="float">
            <text:p>11.5803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069925" calcext:value-type="float">
            <text:p>11.6906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62584" calcext:value-type="float">
            <text:p>11.51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69145" calcext:value-type="float">
            <text:p>11.1269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03128" calcext:value-type="float">
            <text:p>11.24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6775" calcext:value-type="float">
            <text:p>12.29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91481290323" calcext:value-type="float">
            <text:p>12.5291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8615483871" calcext:value-type="float">
            <text:p>12.888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64510967742" calcext:value-type="float">
            <text:p>13.7364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84064516129" calcext:value-type="float">
            <text:p>13.428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4090322581" calcext:value-type="float">
            <text:p>12.871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7844" calcext:value-type="float">
            <text:p>12.46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485" calcext:value-type="float">
            <text:p>12.262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48225" calcext:value-type="float">
            <text:p>12.2404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75576" calcext:value-type="float">
            <text:p>12.15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593925" calcext:value-type="float">
            <text:p>11.7059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16016" calcext:value-type="float">
            <text:p>12.00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5265" calcext:value-type="float">
            <text:p>12.5945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2366451613" calcext:value-type="float">
            <text:p>12.5122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81592258064" calcext:value-type="float">
            <text:p>12.45815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75403870968" calcext:value-type="float">
            <text:p>12.4475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6970322581" calcext:value-type="float">
            <text:p>12.1276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56614193548" calcext:value-type="float">
            <text:p>11.9656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858" calcext:value-type="float">
            <text:p>11.49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30301935484" calcext:value-type="float">
            <text:p>11.7330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395" calcext:value-type="float">
            <text:p>11.923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9292903226" calcext:value-type="float">
            <text:p>11.9089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174575" calcext:value-type="float">
            <text:p>11.6817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80976" calcext:value-type="float">
            <text:p>11.39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462575" calcext:value-type="float">
            <text:p>11.8646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63491612903" calcext:value-type="float">
            <text:p>12.3063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03569032258" calcext:value-type="float">
            <text:p>12.5403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17912258065" calcext:value-type="float">
            <text:p>12.5617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81716129032" calcext:value-type="float">
            <text:p>11.918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8469677419" calcext:value-type="float">
            <text:p>11.6558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26893793104" calcext:value-type="float">
            <text:p>11.322689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4849" calcext:value-type="float">
            <text:p>11.3648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8095" calcext:value-type="float">
            <text:p>11.428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5509677419" calcext:value-type="float">
            <text:p>11.954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29965" calcext:value-type="float">
            <text:p>11.7829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55688" calcext:value-type="float">
            <text:p>12.14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5073" calcext:value-type="float">
            <text:p>12.3950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3576774194" calcext:value-type="float">
            <text:p>12.4113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10851612903" calcext:value-type="float">
            <text:p>12.861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2606451613" calcext:value-type="float">
            <text:p>12.704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8280516129" calcext:value-type="float">
            <text:p>12.5682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77081290323" calcext:value-type="float">
            <text:p>12.4377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1803862069" calcext:value-type="float">
            <text:p>12.251803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19535483871" calcext:value-type="float">
            <text:p>12.311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6226" calcext:value-type="float">
            <text:p>12.476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27336" calcext:value-type="float">
            <text:p>12.42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38235" calcext:value-type="float">
            <text:p>12.303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53352" calcext:value-type="float">
            <text:p>12.10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0748" calcext:value-type="float">
            <text:p>12.08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27401290323" calcext:value-type="float">
            <text:p>12.3127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64585806452" calcext:value-type="float">
            <text:p>12.6164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23052903226" calcext:value-type="float">
            <text:p>13.0123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4456774194" calcext:value-type="float">
            <text:p>13.1154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46072258065" calcext:value-type="float">
            <text:p>12.99460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4595862069" calcext:value-type="float">
            <text:p>12.75545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47757419355" calcext:value-type="float">
            <text:p>12.4747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09835" calcext:value-type="float">
            <text:p>12.4409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23728" calcext:value-type="float">
            <text:p>12.48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48425" calcext:value-type="float">
            <text:p>12.074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2896" calcext:value-type="float">
            <text:p>12.04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0696774194" calcext:value-type="float">
            <text:p>12.393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635" calcext:value-type="float">
            <text:p>12.70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56887741936" calcext:value-type="float">
            <text:p>12.9956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35767741936" calcext:value-type="float">
            <text:p>13.623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5463225807" calcext:value-type="float">
            <text:p>13.49054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51161290323" calcext:value-type="float">
            <text:p>13.035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05816" calcext:value-type="float">
            <text:p>12.73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4926451613" calcext:value-type="float">
            <text:p>12.6554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965625" calcext:value-type="float">
            <text:p>12.4896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24696" calcext:value-type="float">
            <text:p>12.34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801575" calcext:value-type="float">
            <text:p>12.3180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82575483871" calcext:value-type="float">
            <text:p>12.4582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0054193548" calcext:value-type="float">
            <text:p>12.8130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3952" calcext:value-type="float">
            <text:p>13.3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4865882353" calcext:value-type="float">
            <text:p>13.216486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19232" calcext:value-type="float">
            <text:p>12.49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575725" calcext:value-type="float">
            <text:p>12.5357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47500689655" calcext:value-type="float">
            <text:p>12.044750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00278709677" calcext:value-type="float">
            <text:p>12.1200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87723870968" calcext:value-type="float">
            <text:p>12.3987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0616" calcext:value-type="float">
            <text:p>12.38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0655" calcext:value-type="float">
            <text:p>12.3350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59104516129" calcext:value-type="float">
            <text:p>11.7459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40375" calcext:value-type="float">
            <text:p>11.9934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7233548387" calcext:value-type="float">
            <text:p>11.9327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93995" calcext:value-type="float">
            <text:p>11.9593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8714" calcext:value-type="float">
            <text:p>11.80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73569032258" calcext:value-type="float">
            <text:p>11.3973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6995" calcext:value-type="float">
            <text:p>11.3116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27162857143" calcext:value-type="float">
            <text:p>11.28271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45895" calcext:value-type="float">
            <text:p>11.5745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2644" calcext:value-type="float">
            <text:p>11.50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16455" calcext:value-type="float">
            <text:p>11.6416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146875" calcext:value-type="float">
            <text:p>11.7514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7259354839" calcext:value-type="float">
            <text:p>11.3757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932325" calcext:value-type="float">
            <text:p>11.3493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02774193548" calcext:value-type="float">
            <text:p>11.560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905075" calcext:value-type="float">
            <text:p>12.9790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1496774194" calcext:value-type="float">
            <text:p>13.033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60998709677" calcext:value-type="float">
            <text:p>12.6960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76132" calcext:value-type="float">
            <text:p>12.297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35310344828" calcext:value-type="float">
            <text:p>12.2235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6364" calcext:value-type="float">
            <text:p>12.05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77584" calcext:value-type="float">
            <text:p>12.0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53225" calcext:value-type="float">
            <text:p>11.8785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8865" calcext:value-type="float">
            <text:p>11.6648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68350967742" calcext:value-type="float">
            <text:p>12.2368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8592" calcext:value-type="float">
            <text:p>13.2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3552" calcext:value-type="float">
            <text:p>13.4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08992" calcext:value-type="float">
            <text:p>12.68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3570909091" calcext:value-type="float">
            <text:p>12.45135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40088275862" calcext:value-type="float">
            <text:p>12.39400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10972903226" calcext:value-type="float">
            <text:p>12.4910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7018" calcext:value-type="float">
            <text:p>12.717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86768" calcext:value-type="float">
            <text:p>12.62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58425" calcext:value-type="float">
            <text:p>12.455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83612903226" calcext:value-type="float">
            <text:p>12.698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25175" calcext:value-type="float">
            <text:p>13.0632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1323870968" calcext:value-type="float">
            <text:p>12.9931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74618461539" calcext:value-type="float">
            <text:p>13.337461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5896" calcext:value-type="float">
            <text:p>12.3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21917241379" calcext:value-type="float">
            <text:p>12.41219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622" calcext:value-type="float">
            <text:p>11.66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90175" calcext:value-type="float">
            <text:p>12.1679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23385" calcext:value-type="float">
            <text:p>11.8523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45472" calcext:value-type="float">
            <text:p>12.40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1862" calcext:value-type="float">
            <text:p>12.611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77784" calcext:value-type="float">
            <text:p>12.24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42625" calcext:value-type="float">
            <text:p>11.7924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81772307692" calcext:value-type="float">
            <text:p>11.148177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31762580645" calcext:value-type="float">
            <text:p>10.7631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20875" calcext:value-type="float">
            <text:p>10.8142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44658064516" calcext:value-type="float">
            <text:p>10.904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023075" calcext:value-type="float">
            <text:p>10.9902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28753548387" calcext:value-type="float">
            <text:p>10.8628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97401290323" calcext:value-type="float">
            <text:p>11.1697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084" calcext:value-type="float">
            <text:p>11.8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7216" calcext:value-type="float">
            <text:p>11.56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381" calcext:value-type="float">
            <text:p>11.049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1228571429" calcext:value-type="float">
            <text:p>11.1611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1172" calcext:value-type="float">
            <text:p>10.90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11228387097" calcext:value-type="float">
            <text:p>10.9011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45584516129" calcext:value-type="float">
            <text:p>10.8345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86105" calcext:value-type="float">
            <text:p>10.2186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23904516129" calcext:value-type="float">
            <text:p>10.2523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97875" calcext:value-type="float">
            <text:p>11.2599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62167741936" calcext:value-type="float">
            <text:p>11.8862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59805" calcext:value-type="float">
            <text:p>12.0359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50366451613" calcext:value-type="float">
            <text:p>12.0550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22930909091" calcext:value-type="float">
            <text:p>11.812293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3632516129" calcext:value-type="float">
            <text:p>11.1936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13192" calcext:value-type="float">
            <text:p>10.96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01104516129" calcext:value-type="float">
            <text:p>11.0601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3567" calcext:value-type="float">
            <text:p>11.0135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01128" calcext:value-type="float">
            <text:p>10.91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63346285714" calcext:value-type="float">
            <text:p>10.7763346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0592" calcext:value-type="float">
            <text:p>10.40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30611612903" calcext:value-type="float">
            <text:p>10.3830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37540645161" calcext:value-type="float">
            <text:p>11.1337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8808" calcext:value-type="float">
            <text:p>11.46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79475" calcext:value-type="float">
            <text:p>11.6927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31776" calcext:value-type="float">
            <text:p>11.40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15277419355" calcext:value-type="float">
            <text:p>10.871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94105714286" calcext:value-type="float">
            <text:p>10.95941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92895483871" calcext:value-type="float">
            <text:p>10.8092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13076129032" calcext:value-type="float">
            <text:p>11.1013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8712" calcext:value-type="float">
            <text:p>11.56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29148387097" calcext:value-type="float">
            <text:p>11.522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20361290323" calcext:value-type="float">
            <text:p>11.252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1816774194" calcext:value-type="float">
            <text:p>11.7651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74655483871" calcext:value-type="float">
            <text:p>12.2174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6056" calcext:value-type="float">
            <text:p>13.17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4026" calcext:value-type="float">
            <text:p>13.924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06312" calcext:value-type="float">
            <text:p>13.3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75630967742" calcext:value-type="float">
            <text:p>12.7275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33957142857" calcext:value-type="float">
            <text:p>12.47339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59672258065" calcext:value-type="float">
            <text:p>12.44596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8196129032" calcext:value-type="float">
            <text:p>12.53081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18904" calcext:value-type="float">
            <text:p>12.38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7052" calcext:value-type="float">
            <text:p>12.22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8968516129" calcext:value-type="float">
            <text:p>12.7389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03847741935" calcext:value-type="float">
            <text:p>13.23038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36584" calcext:value-type="float">
            <text:p>13.57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523264" calcext:value-type="float">
            <text:p>13.855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9168" calcext:value-type="float">
            <text:p>13.4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84818064516" calcext:value-type="float">
            <text:p>13.3184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0591428571" calcext:value-type="float">
            <text:p>13.15505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28896" calcext:value-type="float">
            <text:p>13.16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5688421053" calcext:value-type="float">
            <text:p>13.795568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6056774194" calcext:value-type="float">
            <text:p>13.2526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98805" calcext:value-type="float">
            <text:p>12.7598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52722580645" calcext:value-type="float">
            <text:p>13.055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92275" calcext:value-type="float">
            <text:p>13.0979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6102857143" calcext:value-type="float">
            <text:p>13.99061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3254" calcext:value-type="float">
            <text:p>13.843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9066666667" calcext:value-type="float">
            <text:p>12.9269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243" calcext:value-type="float">
            <text:p>11.82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0683870968" calcext:value-type="float">
            <text:p>11.719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5592516129" calcext:value-type="float">
            <text:p>11.6355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3536" calcext:value-type="float">
            <text:p>12.5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0925" calcext:value-type="float">
            <text:p>12.170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90816" calcext:value-type="float">
            <text:p>12.15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63575" calcext:value-type="float">
            <text:p>12.766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4992" calcext:value-type="float">
            <text:p>13.5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411675" calcext:value-type="float">
            <text:p>12.3641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02677142857" calcext:value-type="float">
            <text:p>11.83026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897475" calcext:value-type="float">
            <text:p>11.6089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2307096774" calcext:value-type="float">
            <text:p>11.8502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9600516129" calcext:value-type="float">
            <text:p>11.6996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618" calcext:value-type="float">
            <text:p>11.34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52921290323" calcext:value-type="float">
            <text:p>11.3952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37011612903" calcext:value-type="float">
            <text:p>11.6937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5692" calcext:value-type="float">
            <text:p>11.50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88475294118" calcext:value-type="float">
            <text:p>12.428847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08" calcext:value-type="float">
            <text:p>11.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7216" calcext:value-type="float">
            <text:p>10.80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437075" calcext:value-type="float">
            <text:p>9.8243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72371428571" calcext:value-type="float">
            <text:p>10.0072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20841290323" calcext:value-type="float">
            <text:p>10.1120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15925" calcext:value-type="float">
            <text:p>10.7991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8625" calcext:value-type="float">
            <text:p>11.85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93225806452" calcext:value-type="float">
            <text:p>11.909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284375" calcext:value-type="float">
            <text:p>11.3228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43837419355" calcext:value-type="float">
            <text:p>11.6243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10807741935" calcext:value-type="float">
            <text:p>11.94108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9925" calcext:value-type="float">
            <text:p>12.131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48980645161" calcext:value-type="float">
            <text:p>11.904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55401290323" calcext:value-type="float">
            <text:p>11.8555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8651034483" calcext:value-type="float">
            <text:p>11.414865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474875" calcext:value-type="float">
            <text:p>11.3247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72242580645" calcext:value-type="float">
            <text:p>11.1472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9692903226" calcext:value-type="float">
            <text:p>11.4669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060675" calcext:value-type="float">
            <text:p>10.9506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89827096774" calcext:value-type="float">
            <text:p>11.0089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2566" calcext:value-type="float">
            <text:p>11.132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27416" calcext:value-type="float">
            <text:p>10.96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9223" calcext:value-type="float">
            <text:p>11.3092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51459310345" calcext:value-type="float">
            <text:p>10.745145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5713548387" calcext:value-type="float">
            <text:p>10.7165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98137931035" calcext:value-type="float">
            <text:p>10.85981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0177" calcext:value-type="float">
            <text:p>10.560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099275" calcext:value-type="float">
            <text:p>10.9909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8064" calcext:value-type="float">
            <text:p>10.82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94657777778" calcext:value-type="float">
            <text:p>10.429465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74738064516" calcext:value-type="float">
            <text:p>10.5874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239525" calcext:value-type="float">
            <text:p>10.7823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8204" calcext:value-type="float">
            <text:p>11.53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7292" calcext:value-type="float">
            <text:p>12.08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19025454546" calcext:value-type="float">
            <text:p>12.081902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19024" calcext:value-type="float">
            <text:p>11.46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30892903226" calcext:value-type="float">
            <text:p>10.9030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6298" calcext:value-type="float">
            <text:p>10.766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8416842105" calcext:value-type="float">
            <text:p>10.363841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25117419355" calcext:value-type="float">
            <text:p>10.3625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82113103448" calcext:value-type="float">
            <text:p>10.59821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0584" calcext:value-type="float">
            <text:p>10.2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73117419355" calcext:value-type="float">
            <text:p>10.6673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33318709677" calcext:value-type="float">
            <text:p>11.1233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67163636364" calcext:value-type="float">
            <text:p>11.59671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2513548387" calcext:value-type="float">
            <text:p>11.9662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347" calcext:value-type="float">
            <text:p>12.682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9784" calcext:value-type="float">
            <text:p>12.70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511825" calcext:value-type="float">
            <text:p>11.9951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16328275862" calcext:value-type="float">
            <text:p>11.671632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2087483871" calcext:value-type="float">
            <text:p>11.7120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12675" calcext:value-type="float">
            <text:p>12.0631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61816" calcext:value-type="float">
            <text:p>11.81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9925" calcext:value-type="float">
            <text:p>11.8049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60379354839" calcext:value-type="float">
            <text:p>11.5860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018275" calcext:value-type="float">
            <text:p>12.1301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9899354839" calcext:value-type="float">
            <text:p>11.5829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59563870968" calcext:value-type="float">
            <text:p>11.9659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685" calcext:value-type="float">
            <text:p>11.957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77388387097" calcext:value-type="float">
            <text:p>11.2577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071325" calcext:value-type="float">
            <text:p>11.0407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35571428571" calcext:value-type="float">
            <text:p>11.0435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3375" calcext:value-type="float">
            <text:p>11.082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663375" calcext:value-type="float">
            <text:p>11.1666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11432" calcext:value-type="float">
            <text:p>11.33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388025" calcext:value-type="float">
            <text:p>11.2338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32851612903" calcext:value-type="float">
            <text:p>11.413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0843870968" calcext:value-type="float">
            <text:p>11.8470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827775" calcext:value-type="float">
            <text:p>12.1282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55512" calcext:value-type="float">
            <text:p>12.05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54836363636" calcext:value-type="float">
            <text:p>12.35548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39037419355" calcext:value-type="float">
            <text:p>11.5939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61767741936" calcext:value-type="float">
            <text:p>11.566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43182222222" calcext:value-type="float">
            <text:p>11.464318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41303529412" calcext:value-type="float">
            <text:p>10.904130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4873" calcext:value-type="float">
            <text:p>10.7948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34304516129" calcext:value-type="float">
            <text:p>10.9534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1376516129" calcext:value-type="float">
            <text:p>11.4313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1277" calcext:value-type="float">
            <text:p>11.7412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9432516129" calcext:value-type="float">
            <text:p>11.8794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9905" calcext:value-type="float">
            <text:p>12.1159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6603" calcext:value-type="float">
            <text:p>11.9366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93945" calcext:value-type="float">
            <text:p>11.9193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89835" calcext:value-type="float">
            <text:p>11.6789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06265263158" calcext:value-type="float">
            <text:p>11.790626526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0936516129" calcext:value-type="float">
            <text:p>11.7209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418075" calcext:value-type="float">
            <text:p>12.1141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44575384615" calcext:value-type="float">
            <text:p>12.394457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63007272727" calcext:value-type="float">
            <text:p>12.866300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8219354839" calcext:value-type="float">
            <text:p>12.143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5236129032" calcext:value-type="float">
            <text:p>12.0675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20754285714" calcext:value-type="float">
            <text:p>11.85207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98906666667" calcext:value-type="float">
            <text:p>11.90989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17384" calcext:value-type="float">
            <text:p>12.18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98645" calcext:value-type="float">
            <text:p>11.8698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49447741936" calcext:value-type="float">
            <text:p>11.6149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40955" calcext:value-type="float">
            <text:p>12.1940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93455483871" calcext:value-type="float">
            <text:p>12.0193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48621935484" calcext:value-type="float">
            <text:p>12.6748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03607272727" calcext:value-type="float">
            <text:p>12.330360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1104" calcext:value-type="float">
            <text:p>11.85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1405" calcext:value-type="float">
            <text:p>11.4111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46957142857" calcext:value-type="float">
            <text:p>11.44469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5135" calcext:value-type="float">
            <text:p>10.9665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5287483871" calcext:value-type="float">
            <text:p>10.6452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9784" calcext:value-type="float">
            <text:p>10.79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1333333333" calcext:value-type="float">
            <text:p>11.0151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78791111111" calcext:value-type="float">
            <text:p>10.857879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28980645161" calcext:value-type="float">
            <text:p>11.142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36728" calcext:value-type="float">
            <text:p>11.45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9931" calcext:value-type="float">
            <text:p>11.639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0624516129" calcext:value-type="float">
            <text:p>11.510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85378064516" calcext:value-type="float">
            <text:p>10.7185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19064" calcext:value-type="float">
            <text:p>10.73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08338064516" calcext:value-type="float">
            <text:p>10.8008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0766" calcext:value-type="float">
            <text:p>10.700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8504" calcext:value-type="float">
            <text:p>10.66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78487741936" calcext:value-type="float">
            <text:p>11.2278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80875" calcext:value-type="float">
            <text:p>11.4238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78475" calcext:value-type="float">
            <text:p>11.2317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862" calcext:value-type="float">
            <text:p>11.81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320475" calcext:value-type="float">
            <text:p>11.1632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99048" calcext:value-type="float">
            <text:p>10.76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65025" calcext:value-type="float">
            <text:p>10.9176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07911428571" calcext:value-type="float">
            <text:p>11.01079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83984516129" calcext:value-type="float">
            <text:p>11.0783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97055483871" calcext:value-type="float">
            <text:p>11.0897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69825" calcext:value-type="float">
            <text:p>11.3016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12152" calcext:value-type="float">
            <text:p>10.89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98685" calcext:value-type="float">
            <text:p>11.1398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5932903226" calcext:value-type="float">
            <text:p>11.5065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78887741936" calcext:value-type="float">
            <text:p>11.5478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42775" calcext:value-type="float">
            <text:p>12.5664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8056516129" calcext:value-type="float">
            <text:p>11.5380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62531612903" calcext:value-type="float">
            <text:p>10.7762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59445517241" calcext:value-type="float">
            <text:p>10.565944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2743225807" calcext:value-type="float">
            <text:p>10.55227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3645" calcext:value-type="float">
            <text:p>10.9173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14208" calcext:value-type="float">
            <text:p>10.96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155" calcext:value-type="float">
            <text:p>10.765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7956129032" calcext:value-type="float">
            <text:p>10.8147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166" calcext:value-type="float">
            <text:p>11.234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545425" calcext:value-type="float">
            <text:p>11.6354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548" calcext:value-type="float">
            <text:p>12.0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932" calcext:value-type="float">
            <text:p>12.3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8824" calcext:value-type="float">
            <text:p>11.68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034575" calcext:value-type="float">
            <text:p>11.9103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7502857143" calcext:value-type="float">
            <text:p>11.17375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205925" calcext:value-type="float">
            <text:p>11.1420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403" calcext:value-type="float">
            <text:p>10.8444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30336" calcext:value-type="float">
            <text:p>11.01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24941935484" calcext:value-type="float">
            <text:p>10.492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87325" calcext:value-type="float">
            <text:p>10.4158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1654193548" calcext:value-type="float">
            <text:p>10.6641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1507096774" calcext:value-type="float">
            <text:p>11.2101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51635" calcext:value-type="float">
            <text:p>11.5951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88614193548" calcext:value-type="float">
            <text:p>10.8988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8699354839" calcext:value-type="float">
            <text:p>10.6228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1085714286" calcext:value-type="float">
            <text:p>10.4481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98164705882" calcext:value-type="float">
            <text:p>10.40981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76242580645" calcext:value-type="float">
            <text:p>10.5376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92552" calcext:value-type="float">
            <text:p>10.44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41251612903" calcext:value-type="float">
            <text:p>10.514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53341935484" calcext:value-type="float">
            <text:p>10.355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65948387097" calcext:value-type="float">
            <text:p>10.486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67769230769" calcext:value-type="float">
            <text:p>10.84677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93611428571" calcext:value-type="float">
            <text:p>10.99936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9512" calcext:value-type="float">
            <text:p>10.30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21065714286" calcext:value-type="float">
            <text:p>10.43210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8327" calcext:value-type="float">
            <text:p>10.9983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12789677419" calcext:value-type="float">
            <text:p>10.9212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80985806452" calcext:value-type="float">
            <text:p>10.4980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60745806452" calcext:value-type="float">
            <text:p>10.3060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788225" calcext:value-type="float">
            <text:p>10.4878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6115" calcext:value-type="float">
            <text:p>10.6076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15277419355" calcext:value-type="float">
            <text:p>10.871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2243636364" calcext:value-type="float">
            <text:p>11.21622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7208421053" calcext:value-type="float">
            <text:p>12.344720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28144" calcext:value-type="float">
            <text:p>11.39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18670769231" calcext:value-type="float">
            <text:p>11.831867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69695" calcext:value-type="float">
            <text:p>11.5669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85940645161" calcext:value-type="float">
            <text:p>11.7585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40992" calcext:value-type="float">
            <text:p>11.61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2823225807" calcext:value-type="float">
            <text:p>12.52128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17963636364" calcext:value-type="float">
            <text:p>11.6017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2743225807" calcext:value-type="float">
            <text:p>12.07627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6063" calcext:value-type="float">
            <text:p>12.6960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68144" calcext:value-type="float">
            <text:p>12.91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07024" calcext:value-type="float">
            <text:p>13.2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60752" calcext:value-type="float">
            <text:p>12.94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497775" calcext:value-type="float">
            <text:p>12.3949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19942857143" calcext:value-type="float">
            <text:p>11.6019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264925" calcext:value-type="float">
            <text:p>12.0526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4972903226" calcext:value-type="float">
            <text:p>11.5004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2627096774" calcext:value-type="float">
            <text:p>12.10626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2112" calcext:value-type="float">
            <text:p>12.0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380813414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558" meta:object-count="0"/>
    <meta:user-defined meta:name="AppVersion">3.0</meta:user-defined>
  </office:meta>
</office:document-meta>
</file>